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ucida Sans" svg:font-family="'Lucida Sans'" style:font-family-generic="swiss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838cm" fo:min-width="17.511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outline1">
      <style:graphic-properties fo:min-height="8.88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text-properties fo:font-size="72pt"/>
    </style:style>
    <style:style style:name="P3" style:family="paragraph">
      <loext:graphic-properties draw:fill="none" draw:fill-color="#ffffff"/>
      <style:text-properties fo:font-size="72pt" style:font-size-asian="72pt" style:font-size-complex="72pt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f58220" fo:font-size="32pt" style:font-size-asian="32pt" style:font-size-complex="3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8.334cm" svg:x="1.401cm" svg:y="2.4cm" presentation:class="outline" presentation:user-transformed="true">
          <draw:text-box>
            <text:list text:style-name="L1">
              <text:list-item>
                <text:p><text:span text:style-name="T1">Javascript</text:span><text:span text:style-name="T2"> </text:span><text:span text:style-name="T3">: a reasonable application language</text:span></text:p>
              </text:list-item>
              <text:list-item>
                <text:p><text:span text:style-name="T3">a container that bridges system and application programming</text:span></text:p>
              </text:list-item>
              <text:list-item>
                <text:p><text:span text:style-name="T1">event loop</text:span><text:span text:style-name="T2"> </text:span><text:span text:style-name="T3">: a structured programming model</text:span></text:p>
              </text:list-item>
              <text:list-item>
                <text:p><text:span text:style-name="T3">common.js / es6 : built-in </text:span><text:span text:style-name="T1">modularisation</text:span></text:p>
              </text:list-item>
              <text:list-item>
                <text:p><text:span text:style-name="T1">npm</text:span><text:span text:style-name="T2"> </text:span><text:span text:style-name="T3">: huge library of easily used components </text:span></text:p>
              </text:list-item>
            </text:list>
          </draw:text-box>
        </draw:frame>
        <draw:frame draw:style-name="gr1" draw:text-style-name="P3" draw:layer="layout" svg:width="18.011cm" svg:height="3.088cm" svg:x="8.8cm" svg:y="11.712cm">
          <draw:text-box>
            <text:p xml:id="id1" text:id="id1" text:style-name="P2"><text:span text:style-name="T4"><text:s/></text:span><text:span text:style-name="T4">=&gt; Productivit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8cm" svg:y="14.436cm" presentation:class="notes" presentation:user-transformed="true">
            <draw:text-box>
              <text:list text:style-name="L3">
                <text:list-item>
                  <text:p>5 elements</text:p>
                </text:list-item>
                <text:list-item>
                  <text:p>most productive coding environment I have worked in</text:p>
                </text:list-item>
                <text:list-item>
                  <text:p/>
                </text:list-item>
                <text:list-item>
                  <text:p>actually a sixth element, node permits JS ubiquity</text:p>
                </text:list-item>
                <text:list-item>
                  <text:p>to illustrate...</text:p>
                </text:list-item>
                <text:list-item>
                  <text:p/>
                </text:list-item>
                <text:list-item>
                  <text:p text:style-name="P4">2 mins (36)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ucida Sans" svg:font-family="'Lucida Sans'" style:font-family-generic="swiss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03-23T16:43:54.138271036</meta:creation-date>
    <dc:date>2021-03-23T16:45:02.980165540</dc:date>
    <meta:editing-duration>PT1M9S</meta:editing-duration>
    <meta:editing-cycles>1</meta:editing-cycles>
    <meta:document-statistic meta:object-count="25"/>
    <meta:generator>LibreOffice/6.4.6.2$MacOSX_X86_64 LibreOffice_project/0ce51a4fd21bff07a5c061082cc82c5ed232f115</meta:generator>
  </office:meta>
</office:document-meta>
</file>